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DocumentInfo.get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DocumentInfo.addAllowedNS( String name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DocumentInfo.XSDocumentInfo( Element schemaRoot , XSAttributeChecker attrChecker , SymbolTable symbolTab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XSDocumentInfo.needReportTNSError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DocumentInfo.toString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SDocumentInfo.returnSchemaAtt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DocumentInfo.restoreNS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DocumentInfo.isAllowedNS( String name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DocumentInfo.remove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DocumentInfo.getSchemaAtt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DocumentInfo.backupNSSupport( SchemaNamespaceSupport nsSuppo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DocumentInfo.addAnnotation( XSAnnotationInfo 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